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9.97393799" calcext:value-type="float">
            <text:p>69,97393799</text:p>
          </table:table-cell>
          <table:table-cell office:value-type="float" office:value="1.022621654E-026" calcext:value-type="float">
            <text:p>1,02E-026</text:p>
          </table:table-cell>
          <table:table-cell office:value-type="float" office:value="4.48554039" calcext:value-type="float">
            <text:p>4,48554039</text:p>
          </table:table-cell>
          <table:table-cell table:style-name="ce2" table:formula="of:=([.E3]-[.E2])/[.E2]" office:value-type="float" office:value="0.00319059239052153" calcext:value-type="float">
            <text:p>0,00319059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091" calcext:value-type="float">
            <text:p>144091</text:p>
          </table:table-cell>
          <table:table-cell office:value-type="float" office:value="75.55355072" calcext:value-type="float">
            <text:p>75,55355072</text:p>
          </table:table-cell>
          <table:table-cell office:value-type="float" office:value="7.048498896E-021" calcext:value-type="float">
            <text:p>7,05E-021</text:p>
          </table:table-cell>
          <table:table-cell office:value-type="float" office:value="3.079319239" calcext:value-type="float">
            <text:p>3,07931923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091" calcext:value-type="float">
            <text:p>144091</text:p>
          </table:table-cell>
          <table:table-cell office:value-type="float" office:value="83.70469666" calcext:value-type="float">
            <text:p>83,70469666</text:p>
          </table:table-cell>
          <table:table-cell office:value-type="float" office:value="4.871920132E-021" calcext:value-type="float">
            <text:p>4,87E-021</text:p>
          </table:table-cell>
          <table:table-cell office:value-type="float" office:value="3.08145237" calcext:value-type="float">
            <text:p>3,08145237</text:p>
          </table:table-cell>
          <table:table-cell table:formula="of:=([.E5]-[.E4])/[.E4]" office:value-type="float" office:value="0.000692728111130377" calcext:value-type="float">
            <text:p>0,000692728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766" calcext:value-type="float">
            <text:p>144766</text:p>
          </table:table-cell>
          <table:table-cell office:value-type="float" office:value="84.45258331" calcext:value-type="float">
            <text:p>84,45258331</text:p>
          </table:table-cell>
          <table:table-cell office:value-type="float" office:value="8.274465511E-018" calcext:value-type="float">
            <text:p>8,27E-018</text:p>
          </table:table-cell>
          <table:table-cell office:value-type="float" office:value="2.468962669" calcext:value-type="float">
            <text:p>2,46896266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766" calcext:value-type="float">
            <text:p>144766</text:p>
          </table:table-cell>
          <table:table-cell office:value-type="float" office:value="91.10144043" calcext:value-type="float">
            <text:p>91,10144043</text:p>
          </table:table-cell>
          <table:table-cell office:value-type="float" office:value="4.112353231E-018" calcext:value-type="float">
            <text:p>4,11E-018</text:p>
          </table:table-cell>
          <table:table-cell office:value-type="float" office:value="2.470181465" calcext:value-type="float">
            <text:p>2,470181465</text:p>
          </table:table-cell>
          <table:table-cell table:style-name="ce3" table:formula="of:=([.E7]-[.E6])/[.E6]" office:value-type="float" office:value="0.000493646994060669" calcext:value-type="float">
            <text:p>0,0004936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136" calcext:value-type="float">
            <text:p>145136</text:p>
          </table:table-cell>
          <table:table-cell office:value-type="float" office:value="89.1761322" calcext:value-type="float">
            <text:p>89,1761322</text:p>
          </table:table-cell>
          <table:table-cell office:value-type="float" office:value="1.854759691E-015" calcext:value-type="float">
            <text:p>1,85E-015</text:p>
          </table:table-cell>
          <table:table-cell office:value-type="float" office:value="2.100374937" calcext:value-type="float">
            <text:p>2,10037493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136" calcext:value-type="float">
            <text:p>145136</text:p>
          </table:table-cell>
          <table:table-cell office:value-type="float" office:value="92.70230865" calcext:value-type="float">
            <text:p>92,70230865</text:p>
          </table:table-cell>
          <table:table-cell office:value-type="float" office:value="2.426143765E-016" calcext:value-type="float">
            <text:p>2,43E-016</text:p>
          </table:table-cell>
          <table:table-cell office:value-type="float" office:value="2.101276636" calcext:value-type="float">
            <text:p>2,101276636</text:p>
          </table:table-cell>
          <table:table-cell table:style-name="ce3" table:formula="of:=([.E9]-[.E8])/[.E8]" office:value-type="float" office:value="0.000429303827671756" calcext:value-type="float">
            <text:p>0,00042930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545" calcext:value-type="float">
            <text:p>145545</text:p>
          </table:table-cell>
          <table:table-cell office:value-type="float" office:value="92.76115417" calcext:value-type="float">
            <text:p>92,76115417</text:p>
          </table:table-cell>
          <table:table-cell office:value-type="float" office:value="0.00000000000001867947698" calcext:value-type="float">
            <text:p>1,87E-014</text:p>
          </table:table-cell>
          <table:table-cell office:value-type="float" office:value="1.84721005" calcext:value-type="float">
            <text:p>1,8472100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545" calcext:value-type="float">
            <text:p>145545</text:p>
          </table:table-cell>
          <table:table-cell office:value-type="float" office:value="96.07820892" calcext:value-type="float">
            <text:p>96,07820892</text:p>
          </table:table-cell>
          <table:table-cell office:value-type="float" office:value="0.0000000000001107281855" calcext:value-type="float">
            <text:p>1,11E-013</text:p>
          </table:table-cell>
          <table:table-cell office:value-type="float" office:value="1.848356843" calcext:value-type="float">
            <text:p>1,848356843</text:p>
          </table:table-cell>
          <table:table-cell table:style-name="ce3" table:formula="of:=([.E11]-[.E10])/[.E10]" office:value-type="float" office:value="0.000620824361582353" calcext:value-type="float">
            <text:p>0,00062082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160" calcext:value-type="float">
            <text:p>146160</text:p>
          </table:table-cell>
          <table:table-cell office:value-type="float" office:value="96.09655762" calcext:value-type="float">
            <text:p>96,09655762</text:p>
          </table:table-cell>
          <table:table-cell office:value-type="float" office:value="0.0000000000006730901101" calcext:value-type="float">
            <text:p>6,73E-013</text:p>
          </table:table-cell>
          <table:table-cell office:value-type="float" office:value="1.656758785" calcext:value-type="float">
            <text:p>1,65675878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160" calcext:value-type="float">
            <text:p>146160</text:p>
          </table:table-cell>
          <table:table-cell office:value-type="float" office:value="97.71683502" calcext:value-type="float">
            <text:p>97,71683502</text:p>
          </table:table-cell>
          <table:table-cell office:value-type="float" office:value="0.000000000002288698094" calcext:value-type="float">
            <text:p>2,29E-012</text:p>
          </table:table-cell>
          <table:table-cell office:value-type="float" office:value="1.657492876" calcext:value-type="float">
            <text:p>1,657492876</text:p>
          </table:table-cell>
          <table:table-cell table:formula="of:=([.E13]-[.E12])/[.E12]" office:value-type="float" office:value="0.000443088641899063" calcext:value-type="float">
            <text:p>0,00044308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509" calcext:value-type="float">
            <text:p>146509</text:p>
          </table:table-cell>
          <table:table-cell office:value-type="float" office:value="97.72829437" calcext:value-type="float">
            <text:p>97,72829437</text:p>
          </table:table-cell>
          <table:table-cell office:value-type="float" office:value="0.000000000003831461624" calcext:value-type="float">
            <text:p>3,83E-012</text:p>
          </table:table-cell>
          <table:table-cell office:value-type="float" office:value="1.507159472" calcext:value-type="float">
            <text:p>1,50715947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509" calcext:value-type="float">
            <text:p>146509</text:p>
          </table:table-cell>
          <table:table-cell office:value-type="float" office:value="98.28954315" calcext:value-type="float">
            <text:p>98,28954315</text:p>
          </table:table-cell>
          <table:table-cell office:value-type="float" office:value="0.00000000001241216071" calcext:value-type="float">
            <text:p>1,24E-011</text:p>
          </table:table-cell>
          <table:table-cell office:value-type="float" office:value="1.507436275" calcext:value-type="float">
            <text:p>1,507436275</text:p>
          </table:table-cell>
          <table:table-cell table:formula="of:=([.E15]-[.E14])/[.E14]" office:value-type="float" office:value="0.00018365873362588" calcext:value-type="float">
            <text:p>0,00018365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650" calcext:value-type="float">
            <text:p>146650</text:p>
          </table:table-cell>
          <table:table-cell office:value-type="float" office:value="98.2993927" calcext:value-type="float">
            <text:p>98,2993927</text:p>
          </table:table-cell>
          <table:table-cell office:value-type="float" office:value="0.000000000157138122" calcext:value-type="float">
            <text:p>1,57E-010</text:p>
          </table:table-cell>
          <table:table-cell office:value-type="float" office:value="1.385423303" calcext:value-type="float">
            <text:p>1,38542330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650" calcext:value-type="float">
            <text:p>146650</text:p>
          </table:table-cell>
          <table:table-cell office:value-type="float" office:value="99.13719177" calcext:value-type="float">
            <text:p>99,13719177</text:p>
          </table:table-cell>
          <table:table-cell office:value-type="float" office:value="0.000000000010012274" calcext:value-type="float">
            <text:p>1,00E-011</text:p>
          </table:table-cell>
          <table:table-cell office:value-type="float" office:value="1.385829926" calcext:value-type="float">
            <text:p>1,385829926</text:p>
          </table:table-cell>
          <table:table-cell table:formula="of:=([.E17]-[.E16])/[.E16]" office:value-type="float" office:value="0.00029350090988035" calcext:value-type="float">
            <text:p>0,00029350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6976" calcext:value-type="float">
            <text:p>146976</text:p>
          </table:table-cell>
          <table:table-cell office:value-type="float" office:value="99.14157104" calcext:value-type="float">
            <text:p>99,14157104</text:p>
          </table:table-cell>
          <table:table-cell office:value-type="float" office:value="0.0000000004500581297" calcext:value-type="float">
            <text:p>4,50E-010</text:p>
          </table:table-cell>
          <table:table-cell office:value-type="float" office:value="1.283295989" calcext:value-type="float">
            <text:p>1,28329598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6976" calcext:value-type="float">
            <text:p>146976</text:p>
          </table:table-cell>
          <table:table-cell office:value-type="float" office:value="99.95348358" calcext:value-type="float">
            <text:p>99,95348358</text:p>
          </table:table-cell>
          <table:table-cell office:value-type="float" office:value="0.0000000005017908311" calcext:value-type="float">
            <text:p>5,02E-010</text:p>
          </table:table-cell>
          <table:table-cell office:value-type="float" office:value="1.283725739" calcext:value-type="float">
            <text:p>1,283725739</text:p>
          </table:table-cell>
          <table:table-cell table:style-name="ce3" table:formula="of:=([.E19]-[.E18])/[.E18]" office:value-type="float" office:value="0.000334879874700612" calcext:value-type="float">
            <text:p>0,00033487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298" calcext:value-type="float">
            <text:p>147298</text:p>
          </table:table-cell>
          <table:table-cell office:value-type="float" office:value="99.95522308" calcext:value-type="float">
            <text:p>99,95522308</text:p>
          </table:table-cell>
          <table:table-cell office:value-type="float" office:value="0.0000000005459740993" calcext:value-type="float">
            <text:p>5,46E-010</text:p>
          </table:table-cell>
          <table:table-cell office:value-type="float" office:value="1.195957303" calcext:value-type="float">
            <text:p>1,19595730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298" calcext:value-type="float">
            <text:p>147298</text:p>
          </table:table-cell>
          <table:table-cell office:value-type="float" office:value="100.3452911" calcext:value-type="float">
            <text:p>100,3452911</text:p>
          </table:table-cell>
          <table:table-cell office:value-type="float" office:value="0.000000001014775375" calcext:value-type="float">
            <text:p>1,01E-009</text:p>
          </table:table-cell>
          <table:table-cell office:value-type="float" office:value="1.196190715" calcext:value-type="float">
            <text:p>1,196190715</text:p>
          </table:table-cell>
          <table:table-cell table:style-name="ce3" table:formula="of:=([.E21]-[.E20])/[.E20]" office:value-type="float" office:value="0.000195167502564298" calcext:value-type="float">
            <text:p>0,00019516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7478" calcext:value-type="float">
            <text:p>147478</text:p>
          </table:table-cell>
          <table:table-cell office:value-type="float" office:value="100.3475571" calcext:value-type="float">
            <text:p>100,3475571</text:p>
          </table:table-cell>
          <table:table-cell office:value-type="float" office:value="0.000000002383265363" calcext:value-type="float">
            <text:p>2,38E-009</text:p>
          </table:table-cell>
          <table:table-cell office:value-type="float" office:value="1.119121909" calcext:value-type="float">
            <text:p>1,11912190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687739134763689" calcext:value-type="float">
            <text:p>0,0006877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16:53.014065143</dc:date>
    <meta:document-statistic meta:table-count="1" meta:cell-count="121" meta:object-count="0"/>
    <meta:generator>LibreOffice/4.1.4.2$Linux_X86_64 LibreOffice_project/410m0$Build-2</meta:generator>
  </office:meta>
</office:document-meta>
</file>